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07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0016in"/>
    </style:style>
    <style:style style:name="co5" style:family="table-column">
      <style:table-column-properties fo:break-before="auto" style:column-width="6.7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Heading_20_2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Heading_20_1" office:value-type="string" calcext:value-type="string">
            <text:p>Validierung 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style-name="ce9" office:value-type="string" calcext:value-type="string">
            <text:p>rifreg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Funktion</text:p>
          </table:table-cell>
          <table:table-cell table:style-name="ce10" office:value-type="string" calcext:value-type="string">
            <text:p>Gewichte</text:p>
          </table:table-cell>
          <table:table-cell table:style-name="ce10"/>
          <table:table-cell table:style-name="ce10" office:value-type="string" calcext:value-type="string">
            <text:p>Resultat</text:p>
          </table:table-cell>
          <table:table-cell/>
        </table:table-row>
        <table:table-row table:style-name="ro2">
          <table:table-cell office:value-type="string" calcext:value-type="string">
            <text:p>FFL 2009a</text:p>
          </table:table-cell>
          <table:table-cell office:value-type="string" calcext:value-type="string">
            <text:p>OLS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F/UQR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The RIF regression results differ only in a few instances at the third decimal place from the original paper.</text:p>
          </table:table-cell>
          <table:table-cell/>
        </table:table-row>
        <table:table-row table:style-name="ro2" table:number-rows-repeated="4">
          <table:table-cell table:number-columns-repeated="6"/>
        </table:table-row>
        <table:table-row table:style-name="ro3">
          <table:table-cell table:style-name="ce9" office:value-type="string" calcext:value-type="string">
            <text:p>ddeco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R-Funktion</text:p>
          </table:table-cell>
          <table:table-cell table:style-name="ce10" office:value-type="string" calcext:value-type="string">
            <text:p>Gewichte</text:p>
          </table:table-cell>
          <table:table-cell table:style-name="ce10" office:value-type="string" calcext:value-type="string">
            <text:p>Umgewichtet</text:p>
          </table:table-cell>
          <table:table-cell table:style-name="ce10" office:value-type="string" calcext:value-type="string">
            <text:p>Resultat</text:p>
          </table:table-cell>
          <table:table-cell table:style-name="ce10"/>
        </table:table-row>
        <table:table-row table:style-name="ro2">
          <table:table-cell table:style-name="ce11" office:value-type="string" calcext:value-type="string">
            <text:p>Oaxaca-Packag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F-OLS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compositio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within tolerance = 0.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1" office:value-type="string" calcext:value-type="string">
            <text:p>FLF 2011 Handboo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3, p. 41</text:p>
          </table:table-cell>
          <table:table-cell office:value-type="string" calcext:value-type="string">
            <text:p>OB-Deco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within tolerance = 0.01, andere Vorzeichen bei female as reference 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Table 4-C, p. 62</text:p>
          </table:table-cell>
          <table:table-cell table:style-name="ce12" office:value-type="string" calcext:value-type="string">
            <text:p>RIFREG-Deco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table:number-columns-repeated="2"/>
          <table:table-cell office:value-type="string" calcext:value-type="string">
            <text:p>Überall starke Abweichungen, am nächsten bei composi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. Dezil</text:p>
          </table:table-cell>
          <table:table-cell table:number-columns-repeated="2"/>
          <table:table-cell office:value-type="string" calcext:value-type="string">
            <text:p>Observed 0.24 vs. 0.25, composition within tol = 0.01, Structure 0.03 vs 0.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. Dezil</text:p>
          </table:table-cell>
          <table:table-cell table:number-columns-repeated="2"/>
          <table:table-cell office:value-type="string" calcext:value-type="string">
            <text:p>Relativ nahe (within tol = 0.05, aber überall mehr als tol = 0.01. )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Table 5-D, p. 67,</text:p>
          </table:table-cell>
          <table:table-cell table:style-name="ce12" office:value-type="string" calcext:value-type="string">
            <text:p>RIFREG-Deco</text:p>
          </table:table-cell>
          <table:table-cell office:value-type="string" calcext:value-type="string">
            <text:p>Standardisiert 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Deutliche Abweichung bei Composition und Structure Effect (0.02089 vs. 0.01510 &amp; 0.04078 vs. 0.04660). Overall relativ nahe: 0.06167 vs. 0.0617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iance-SE</text:p>
          </table:table-cell>
          <table:table-cell table:number-columns-repeated="2"/>
          <table:table-cell office:value-type="string" calcext:value-type="string">
            <text:p>Noch nicht angeschau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2"/>
          <table:table-cell office:value-type="string" calcext:value-type="string">
            <text:p>Starke Abweichungen. Overall identisch, aber anderes Vorzeich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0-10</text:p>
          </table:table-cell>
          <table:table-cell table:number-columns-repeated="2"/>
          <table:table-cell office:value-type="string" calcext:value-type="string">
            <text:p>Hier alles anders inkl. Overall, Vorzeichen etc. 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1" office:value-type="string" calcext:value-type="string">
            <text:p>FFL 20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A1, p. 32</text:p>
          </table:table-cell>
          <table:table-cell office:value-type="string" calcext:value-type="string">
            <text:p>Sample Mean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88/90</text:p>
          </table:table-cell>
          <table:table-cell table:number-columns-repeated="2"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4/16</text:p>
          </table:table-cell>
          <table:table-cell table:number-columns-repeated="2"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1, p. 21</text:p>
          </table:table-cell>
          <table:table-cell office:value-type="string" calcext:value-type="string">
            <text:p>UQ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lle within tol = 0.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table:number-columns-repeated="2"/>
          <table:table-cell office:value-type="string" calcext:value-type="string">
            <text:p>Jahr 88-90 alle within tolerance = 0.05. Jahr 14-16 within 0.0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. Dezil</text:p>
          </table:table-cell>
          <table:table-cell table:number-columns-repeated="2"/>
          <table:table-cell office:value-type="string" calcext:value-type="string">
            <text:p>Jahr 88-90 alle within tolerance = 0.04. Jahr 14-16 within 0.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. Dezil</text:p>
          </table:table-cell>
          <table:table-cell table:number-columns-repeated="2"/>
          <table:table-cell office:value-type="string" calcext:value-type="string">
            <text:p>Jahr 88-90 alle within tolerance = 0.04. Jahr 14-16 within 0.05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2, p. 25-26</text:p>
          </table:table-cell>
          <table:table-cell office:value-type="string" calcext:value-type="string">
            <text:p>Ineq. Measur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lle identische, aber bei 14-16 Abweichung von Paper (auch mit Stata). Möglicherweise bei Anpassung der Gewichte ein Fehler? Evtl. Datenaufbereitung in Stata wiederhol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Variance und 88-90 identisch. 14-16 Max 1-2 punkte Abweichung bei 3. Dezimalstelle von Paper, aber gleiche Werte mit Stata erhalten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2"/>
          <table:table-cell office:value-type="string" calcext:value-type="string">
            <text:p>Variance und 88-90 identisch. 14-16 Max 1-2 punkte Abweichung bei 3. Dezimalstelle von Paper, aber gleiche Werte mit Stata erhalten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3, p. 29 </text:p>
          </table:table-cell>
          <table:table-cell office:value-type="string" calcext:value-type="string">
            <text:p>RIFREG-Dec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90-10</text:p>
          </table:table-cell>
          <table:table-cell table:number-columns-repeated="2"/>
          <table:table-cell office:value-type="string" calcext:value-type="string">
            <text:p>Alle within tol = 0.02. die meisten within 0.01. Stata weicht von Paper ab bei Structure Effect. ev. gleiches Problem wie oben…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0-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90-5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Kleine Abweichungen aber Werte *(-1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4, p. 30</text:p>
          </table:table-cell>
          <table:table-cell office:value-type="string" calcext:value-type="string">
            <text:p>RIFREG-Dec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90-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0-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90-5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11" office:value-type="string" calcext:value-type="string">
            <text:p>Lecture Slides (Ben Jann)</text:p>
          </table:table-cell>
          <table:table-cell office:value-type="string" calcext:value-type="string">
            <text:p>Decomposition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cture 7, p. 29</text:p>
          </table:table-cell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Alle within tol = 0.0075.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11" office:value-type="string" calcext:value-type="string">
            <text:p>Lecture Exercises (Ben Jann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ercise 1</text:p>
          </table:table-cell>
          <table:table-cell office:value-type="string" calcext:value-type="string">
            <text:p>OB-Deco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Alle within tol = 0.0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B-Dec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lle within tol = 0.0075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Exercise 5</text:p>
          </table:table-cell>
          <table:table-cell table:style-name="ce12" office:value-type="string" calcext:value-type="string">
            <text:p>RIFREG-De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lles weit daneben!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5" office:value-type="string" calcext:value-type="string">
            <text:p>Fragen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bweichungen imme relativ anschauen?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lches Paper ist für finale Validierung zentral?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o können weitere Fehler/Abweichungen entstehen?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s fehlt T4 und SE in FFL 2018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office:value-type="string" calcext:value-type="string">
            <text:p>Quantile </text:p>
          </table:table-cell>
          <table:table-cell office:value-type="string" calcext:value-type="string">
            <text:p>Bei Gewichtung → Quantilwebsite anschauen. ev. Quantilsberechnung anpasse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del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wich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V → alle in Model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V -richti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nce sollte gleich sein! Gewichte, Sample, oder Model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9:42:41.176415628</meta:creation-date>
    <dc:date>2023-12-08T17:19:05.644842067</dc:date>
    <meta:editing-duration>P2DT3H11M8S</meta:editing-duration>
    <meta:editing-cycles>22</meta:editing-cycles>
    <meta:generator>LibreOffice/7.3.7.2$Linux_X86_64 LibreOffice_project/30$Build-2</meta:generator>
    <meta:document-statistic meta:table-count="1" meta:cell-count="144" meta:object-count="0"/>
  </office:meta>
</office:document-meta>
</file>